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TagSupport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formerTagSupport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comment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startElement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rTagSupport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formerTagSupport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TagSupport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